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0000004007F9D362AB3B1EBA7.png" manifest:media-type="image/png"/>
  <manifest:file-entry manifest:full-path="Pictures/100002010000050000000400F6D7E8D5ACB4DCCF.png" manifest:media-type="image/png"/>
  <manifest:file-entry manifest:full-path="Pictures/10000201000005000000040061407DEE58B2D9C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.png" text:anchor-type="as-char" svg:width="6.2709in" svg:height="5.0138in" draw:z-index="0"><draw:image xlink:href="Pictures/10000201000005000000040061407DEE58B2D9C2.png" xlink:type="simple" xlink:show="embed" xlink:actuate="onLoad" loext:mime-type="image/png"/></draw:frame></text:p>
      <text:p text:style-name="Standard"><draw:frame draw:style-name="fr1" draw:name="image1.png" text:anchor-type="as-char" svg:width="6.2709in" svg:height="5.0138in" draw:z-index="0"><draw:image xlink:href="Pictures/100002010000050000000400F6D7E8D5ACB4DCCF.png" xlink:type="simple" xlink:show="embed" xlink:actuate="onLoad" loext:mime-type="image/png"/></draw:frame></text:p>
      <text:p text:style-name="Standard"><draw:frame draw:style-name="fr1" draw:name="image3.png" text:anchor-type="as-char" svg:width="6.2709in" svg:height="5.0138in" draw:z-index="0"><draw:image xlink:href="Pictures/1000020100000500000004007F9D362AB3B1EBA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3" meta:word-count="0" meta:character-count="0" meta:non-whitespace-character-count="0"/>
    <meta:generator>LibreOfficeDev/6.0.5.2$Linux_X86_64 LibreOffice_project/</meta:generator>
  </office:meta>
</office:document-meta>
</file>